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12000004E1199E61F85AC9AF03.jpg" manifest:media-type="image/jpeg"/>
  <manifest:file-entry manifest:full-path="Pictures/100000000000055C00000AB9B70BB532867ED9B1.jpg" manifest:media-type="image/jpeg"/>
  <manifest:file-entry manifest:full-path="Pictures/100000000000057200000AD687CB17F451E20BA3.jpg" manifest:media-type="image/jpeg"/>
  <manifest:file-entry manifest:full-path="Pictures/100000000000023700000302D628A88B38CE0E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1.7cm" style:rel-column-width="45102*"/>
    </style:style>
    <style:style style:name="Table1.B" style:family="table-column">
      <style:table-column-properties style:column-width="5.3cm" style:rel-column-width="20433*"/>
    </style:style>
    <style:style style:name="Table1.1" style:family="table-row">
      <style:table-row-properties style:min-row-height="7.394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6.613cm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411cm"/>
    </style:style>
    <style:style style:name="P1" style:family="paragraph" style:parent-style-name="Footer">
      <style:paragraph-properties fo:text-align="end" style:justify-single-word="false"/>
      <style:text-properties officeooo:rsid="002b882e" officeooo:paragraph-rsid="002b882e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officeooo:rsid="0018e982" officeooo:paragraph-rsid="0018e982"/>
    </style:style>
    <style:style style:name="P4" style:family="paragraph" style:parent-style-name="Standard">
      <style:text-properties officeooo:rsid="001aa752" officeooo:paragraph-rsid="001aa752"/>
    </style:style>
    <style:style style:name="P5" style:family="paragraph" style:parent-style-name="Standard">
      <style:text-properties officeooo:rsid="001aa752" officeooo:paragraph-rsid="001c5799"/>
    </style:style>
    <style:style style:name="P6" style:family="paragraph" style:parent-style-name="Standard">
      <style:text-properties officeooo:rsid="001aa752" officeooo:paragraph-rsid="001f8bcc"/>
    </style:style>
    <style:style style:name="P7" style:family="paragraph" style:parent-style-name="Standard">
      <style:text-properties officeooo:rsid="001aa752" officeooo:paragraph-rsid="00255228"/>
    </style:style>
    <style:style style:name="P8" style:family="paragraph" style:parent-style-name="Standard">
      <style:text-properties officeooo:rsid="001aa752" officeooo:paragraph-rsid="00256e7d"/>
    </style:style>
    <style:style style:name="P9" style:family="paragraph" style:parent-style-name="Standard">
      <style:text-properties officeooo:rsid="001aa752" officeooo:paragraph-rsid="005e3f2b"/>
    </style:style>
    <style:style style:name="P10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11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12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13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14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15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16" style:family="paragraph" style:parent-style-name="Standard">
      <style:text-properties fo:font-weight="bold" officeooo:rsid="002a519f" officeooo:paragraph-rsid="002a128d" style:font-weight-asian="bold" style:font-weight-complex="bold"/>
    </style:style>
    <style:style style:name="P17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18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19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20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21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22" style:family="paragraph" style:parent-style-name="Standard">
      <style:text-properties fo:font-weight="bold" officeooo:rsid="006899d7" officeooo:paragraph-rsid="006899d7" style:font-weight-asian="bold" style:font-weight-complex="bold"/>
    </style:style>
    <style:style style:name="P23" style:family="paragraph" style:parent-style-name="Standard">
      <style:text-properties fo:font-weight="bold" officeooo:rsid="0071bb3e" officeooo:paragraph-rsid="0071bb3e" style:font-weight-asian="bold" style:font-weight-complex="bold"/>
    </style:style>
    <style:style style:name="P24" style:family="paragraph" style:parent-style-name="Standard">
      <style:text-properties fo:font-weight="bold" officeooo:rsid="00760d41" officeooo:paragraph-rsid="00760d41" style:font-weight-asian="bold" style:font-weight-complex="bold"/>
    </style:style>
    <style:style style:name="P25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26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7" style:family="paragraph" style:parent-style-name="Standard">
      <style:text-properties fo:font-weight="normal" officeooo:rsid="0062d372" officeooo:paragraph-rsid="0062d372" style:font-weight-asian="normal" style:font-weight-complex="normal"/>
    </style:style>
    <style:style style:name="P28" style:family="paragraph" style:parent-style-name="Standard">
      <style:text-properties fo:font-weight="normal" officeooo:rsid="00691ffb" officeooo:paragraph-rsid="00691ffb" style:font-weight-asian="normal" style:font-weight-complex="normal"/>
    </style:style>
    <style:style style:name="P29" style:family="paragraph" style:parent-style-name="Standard">
      <style:text-properties fo:font-weight="normal" officeooo:rsid="00691ffb" officeooo:paragraph-rsid="006d707e" style:font-weight-asian="normal" style:font-weight-complex="normal"/>
    </style:style>
    <style:style style:name="P30" style:family="paragraph" style:parent-style-name="Standard">
      <style:text-properties fo:font-weight="normal" officeooo:rsid="006899d7" officeooo:paragraph-rsid="006899d7" style:font-weight-asian="normal" style:font-weight-complex="normal"/>
    </style:style>
    <style:style style:name="P31" style:family="paragraph" style:parent-style-name="Standard">
      <style:text-properties fo:font-weight="normal" officeooo:rsid="006899d7" officeooo:paragraph-rsid="006d707e" style:font-weight-asian="normal" style:font-weight-complex="normal"/>
    </style:style>
    <style:style style:name="P32" style:family="paragraph" style:parent-style-name="Standard">
      <style:text-properties fo:font-weight="normal" officeooo:rsid="006d707e" officeooo:paragraph-rsid="006d707e" style:font-weight-asian="normal" style:font-weight-complex="normal"/>
    </style:style>
    <style:style style:name="P33" style:family="paragraph" style:parent-style-name="Standard">
      <style:text-properties fo:font-weight="normal" officeooo:rsid="00760d41" officeooo:paragraph-rsid="00760d41" style:font-weight-asian="normal" style:font-weight-complex="normal"/>
    </style:style>
    <style:style style:name="P34" style:family="paragraph" style:parent-style-name="Standard">
      <style:text-properties officeooo:rsid="001df005" officeooo:paragraph-rsid="001df005"/>
    </style:style>
    <style:style style:name="P35" style:family="paragraph" style:parent-style-name="Standard">
      <style:text-properties officeooo:rsid="00255228" officeooo:paragraph-rsid="00255228"/>
    </style:style>
    <style:style style:name="P36" style:family="paragraph" style:parent-style-name="Standard">
      <style:text-properties officeooo:rsid="0028146c" officeooo:paragraph-rsid="0028146c"/>
    </style:style>
    <style:style style:name="P37" style:family="paragraph" style:parent-style-name="Standard">
      <style:text-properties officeooo:rsid="002a128d" officeooo:paragraph-rsid="002a128d"/>
    </style:style>
    <style:style style:name="P38" style:family="paragraph" style:parent-style-name="Standard">
      <style:text-properties officeooo:rsid="00363bbc" officeooo:paragraph-rsid="002a128d"/>
    </style:style>
    <style:style style:name="P39" style:family="paragraph" style:parent-style-name="Standard">
      <style:text-properties officeooo:rsid="003779e5" officeooo:paragraph-rsid="002a128d"/>
    </style:style>
    <style:style style:name="P40" style:family="paragraph" style:parent-style-name="Standard">
      <style:text-properties officeooo:rsid="003779e5" officeooo:paragraph-rsid="0033a8a2"/>
    </style:style>
    <style:style style:name="P41" style:family="paragraph" style:parent-style-name="Standard">
      <style:text-properties officeooo:rsid="003779e5" officeooo:paragraph-rsid="004a441e"/>
    </style:style>
    <style:style style:name="P42" style:family="paragraph" style:parent-style-name="Standard">
      <style:text-properties officeooo:rsid="0039de95" officeooo:paragraph-rsid="002a128d"/>
    </style:style>
    <style:style style:name="P43" style:family="paragraph" style:parent-style-name="Standard">
      <style:text-properties officeooo:rsid="00370145" officeooo:paragraph-rsid="002a128d"/>
    </style:style>
    <style:style style:name="P44" style:family="paragraph" style:parent-style-name="Standard">
      <style:text-properties officeooo:rsid="0038c49a" officeooo:paragraph-rsid="002a128d"/>
    </style:style>
    <style:style style:name="P45" style:family="paragraph" style:parent-style-name="Standard">
      <style:text-properties officeooo:rsid="0040a8c9" officeooo:paragraph-rsid="002a128d"/>
    </style:style>
    <style:style style:name="P46" style:family="paragraph" style:parent-style-name="Standard">
      <style:text-properties officeooo:rsid="0042810b" officeooo:paragraph-rsid="002a128d"/>
    </style:style>
    <style:style style:name="P47" style:family="paragraph" style:parent-style-name="Standard">
      <style:text-properties officeooo:rsid="002a519f" officeooo:paragraph-rsid="002a519f"/>
    </style:style>
    <style:style style:name="P48" style:family="paragraph" style:parent-style-name="Standard">
      <style:text-properties officeooo:rsid="0035266b" officeooo:paragraph-rsid="0035266b"/>
    </style:style>
    <style:style style:name="P49" style:family="paragraph" style:parent-style-name="Standard">
      <style:text-properties officeooo:rsid="00472287" officeooo:paragraph-rsid="0046d5b6"/>
    </style:style>
    <style:style style:name="P50" style:family="paragraph" style:parent-style-name="Standard">
      <style:text-properties officeooo:rsid="0047351a" officeooo:paragraph-rsid="00255228"/>
    </style:style>
    <style:style style:name="P51" style:family="paragraph" style:parent-style-name="Standard">
      <style:text-properties officeooo:rsid="0051bb17" officeooo:paragraph-rsid="0051bb17"/>
    </style:style>
    <style:style style:name="P52" style:family="paragraph" style:parent-style-name="Standard">
      <style:text-properties officeooo:rsid="005258b2" officeooo:paragraph-rsid="005258b2"/>
    </style:style>
    <style:style style:name="P53" style:family="paragraph" style:parent-style-name="Standard">
      <style:text-properties officeooo:rsid="0053fd57" officeooo:paragraph-rsid="0053fd57"/>
    </style:style>
    <style:style style:name="P54" style:family="paragraph" style:parent-style-name="Standard">
      <style:text-properties officeooo:rsid="005594b2" officeooo:paragraph-rsid="005594b2"/>
    </style:style>
    <style:style style:name="P55" style:family="paragraph" style:parent-style-name="Standard">
      <style:text-properties officeooo:rsid="005594b2" officeooo:paragraph-rsid="00595a45"/>
    </style:style>
    <style:style style:name="P56" style:family="paragraph" style:parent-style-name="Standard">
      <style:text-properties officeooo:rsid="0057a145" officeooo:paragraph-rsid="0057a145"/>
    </style:style>
    <style:style style:name="P57" style:family="paragraph" style:parent-style-name="Standard">
      <style:text-properties officeooo:rsid="0048ade3" officeooo:paragraph-rsid="0057a145"/>
    </style:style>
    <style:style style:name="P58" style:family="paragraph" style:parent-style-name="Standard">
      <style:text-properties officeooo:rsid="00595a45" officeooo:paragraph-rsid="00595a45"/>
    </style:style>
    <style:style style:name="P59" style:family="paragraph" style:parent-style-name="Standard">
      <style:text-properties officeooo:rsid="005b26b2" officeooo:paragraph-rsid="005b26b2"/>
    </style:style>
    <style:style style:name="P60" style:family="paragraph" style:parent-style-name="Standard">
      <style:text-properties officeooo:rsid="005b90ca" officeooo:paragraph-rsid="005b90ca"/>
    </style:style>
    <style:style style:name="P61" style:family="paragraph" style:parent-style-name="Standard">
      <style:text-properties officeooo:rsid="005ce352" officeooo:paragraph-rsid="005ce352"/>
    </style:style>
    <style:style style:name="P62" style:family="paragraph" style:parent-style-name="Standard">
      <style:text-properties officeooo:rsid="0044e43e" officeooo:paragraph-rsid="005e3f2b"/>
    </style:style>
    <style:style style:name="P63" style:family="paragraph" style:parent-style-name="Standard">
      <style:text-properties officeooo:rsid="0044e43e" officeooo:paragraph-rsid="0044e43e"/>
    </style:style>
    <style:style style:name="P64" style:family="paragraph" style:parent-style-name="Standard">
      <style:text-properties officeooo:rsid="005e3f2b" officeooo:paragraph-rsid="005e3f2b"/>
    </style:style>
    <style:style style:name="P65" style:family="paragraph" style:parent-style-name="Standard">
      <style:text-properties officeooo:rsid="0062d372" officeooo:paragraph-rsid="0062d372"/>
    </style:style>
    <style:style style:name="P66" style:family="paragraph" style:parent-style-name="Standard">
      <style:text-properties fo:font-size="14pt" fo:font-weight="bold" officeooo:rsid="00183f31" officeooo:paragraph-rsid="00183f31" style:font-weight-asian="bold" style:font-weight-complex="bold"/>
    </style:style>
    <style:style style:name="P67" style:family="paragraph" style:parent-style-name="Standard">
      <style:text-properties officeooo:rsid="006c9316" officeooo:paragraph-rsid="006c9316"/>
    </style:style>
    <style:style style:name="P68" style:family="paragraph" style:parent-style-name="Standard">
      <style:text-properties officeooo:rsid="006c9316" officeooo:paragraph-rsid="0072ae31"/>
    </style:style>
    <style:style style:name="P69" style:family="paragraph" style:parent-style-name="Standard">
      <style:text-properties officeooo:rsid="006d707e" officeooo:paragraph-rsid="006d707e"/>
    </style:style>
    <style:style style:name="P70" style:family="paragraph" style:parent-style-name="Standard">
      <style:text-properties officeooo:paragraph-rsid="006899d7"/>
    </style:style>
    <style:style style:name="P71" style:family="paragraph" style:parent-style-name="Standard">
      <style:text-properties style:text-underline-style="none" officeooo:rsid="006c9316" officeooo:paragraph-rsid="006c9316"/>
    </style:style>
    <style:style style:name="P72" style:family="paragraph" style:parent-style-name="Standard">
      <style:text-properties style:text-underline-style="none" officeooo:rsid="006d707e" officeooo:paragraph-rsid="006c9316"/>
    </style:style>
    <style:style style:name="P73" style:family="paragraph" style:parent-style-name="Standard">
      <style:text-properties style:text-underline-style="none" fo:font-weight="bold" officeooo:rsid="007a9430" officeooo:paragraph-rsid="007a9430" style:font-weight-asian="bold" style:font-weight-complex="bold"/>
    </style:style>
    <style:style style:name="P74" style:family="paragraph" style:parent-style-name="Standard">
      <style:text-properties officeooo:rsid="007439af" officeooo:paragraph-rsid="007439af"/>
    </style:style>
    <style:style style:name="P75" style:family="paragraph" style:parent-style-name="Standard">
      <style:text-properties officeooo:rsid="007439af" officeooo:paragraph-rsid="00760d41"/>
    </style:style>
    <style:style style:name="P7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officeooo:paragraph-rsid="007a94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654e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704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0a8" officeooo:paragraph-rsid="00704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c600" officeooo:paragraph-rsid="00704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488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a9430" officeooo:paragraph-rsid="007a9430" style:font-weight-asian="bold" style:font-weight-complex="bold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b7ed0" officeooo:paragraph-rsid="007a9430" style:font-weight-asian="bold" style:font-weight-complex="bold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officeooo:rsid="015650ca" officeooo:paragraph-rsid="007a9430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officeooo:paragraph-rsid="007a9430"/>
    </style:style>
    <style:style style:name="P97" style:family="paragraph" style:parent-style-name="Standard">
      <style:paragraph-properties fo:margin-left="1.251cm" fo:margin-right="0cm" fo:text-indent="0cm" style:auto-text-indent="false" fo:break-before="page"/>
      <style:text-properties style:text-underline-style="none" fo:font-weight="bold" officeooo:rsid="007b7ed0" officeooo:paragraph-rsid="007a9430" style:font-weight-asian="bold" style:font-weight-complex="bold"/>
    </style:style>
    <style:style style:name="P98" style:family="paragraph" style:parent-style-name="Standard">
      <style:paragraph-properties fo:margin-left="0cm" fo:margin-right="0cm" fo:text-indent="0cm" style:auto-text-indent="false"/>
      <style:text-properties officeooo:rsid="01552105" officeooo:paragraph-rsid="007a9430"/>
    </style:style>
    <style:style style:name="P99" style:family="paragraph" style:parent-style-name="Standard">
      <style:text-properties fo:font-weight="normal" officeooo:rsid="00764eec" officeooo:paragraph-rsid="00764eec" style:font-weight-asian="normal" style:font-weight-complex="normal"/>
    </style:style>
    <style:style style:name="P100" style:family="paragraph" style:parent-style-name="Standard">
      <style:text-properties officeooo:rsid="005ce352" officeooo:paragraph-rsid="005ce352"/>
    </style:style>
    <style:style style:name="P101" style:family="paragraph" style:parent-style-name="Standard">
      <style:text-properties fo:font-weight="bold" officeooo:rsid="006899d7" officeooo:paragraph-rsid="006899d7" style:font-weight-asian="bold" style:font-weight-complex="bold"/>
    </style:style>
    <style:style style:name="P102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b7ed0" officeooo:paragraph-rsid="007a9430" style:font-weight-asian="bold" style:font-weight-complex="bold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c7888" officeooo:paragraph-rsid="007c7888" style:font-weight-asian="bold" style:font-weight-complex="bold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7888" officeooo:paragraph-rsid="007c7888" style:font-weight-asian="normal" style:font-weight-complex="normal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f302" officeooo:paragraph-rsid="007cf302" style:font-weight-asian="normal" style:font-weight-complex="normal"/>
    </style:style>
    <style:style style:name="T1" style:family="text">
      <style:text-properties officeooo:rsid="001aa752"/>
    </style:style>
    <style:style style:name="T2" style:family="text">
      <style:text-properties officeooo:rsid="001c5799"/>
    </style:style>
    <style:style style:name="T3" style:family="text">
      <style:text-properties officeooo:rsid="001df005"/>
    </style:style>
    <style:style style:name="T4" style:family="text">
      <style:text-properties officeooo:rsid="001f8bcc"/>
    </style:style>
    <style:style style:name="T5" style:family="text">
      <style:text-properties officeooo:rsid="0025522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72287" style:font-weight-asian="normal" style:font-weight-complex="normal"/>
    </style:style>
    <style:style style:name="T8" style:family="text">
      <style:text-properties officeooo:rsid="00256e7d"/>
    </style:style>
    <style:style style:name="T9" style:family="text">
      <style:text-properties officeooo:rsid="002a128d"/>
    </style:style>
    <style:style style:name="T10" style:family="text">
      <style:text-properties officeooo:rsid="00363bbc"/>
    </style:style>
    <style:style style:name="T11" style:family="text">
      <style:text-properties officeooo:rsid="003779e5"/>
    </style:style>
    <style:style style:name="T12" style:family="text">
      <style:text-properties officeooo:rsid="0038c49a"/>
    </style:style>
    <style:style style:name="T13" style:family="text">
      <style:text-properties officeooo:rsid="0042810b"/>
    </style:style>
    <style:style style:name="T14" style:family="text">
      <style:text-properties officeooo:rsid="003ec78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aa752" style:font-weight-asian="bold" style:font-weight-complex="bold"/>
    </style:style>
    <style:style style:name="T17" style:family="text">
      <style:text-properties fo:font-weight="bold" officeooo:rsid="005b90ca" style:font-weight-asian="bold" style:font-weight-complex="bold"/>
    </style:style>
    <style:style style:name="T18" style:family="text">
      <style:text-properties fo:font-weight="bold" officeooo:rsid="007e99a5" style:font-weight-asian="bold" style:font-weight-complex="bold"/>
    </style:style>
    <style:style style:name="T19" style:family="text">
      <style:text-properties officeooo:rsid="0033a8a2"/>
    </style:style>
    <style:style style:name="T20" style:family="text">
      <style:text-properties officeooo:rsid="003ae02c"/>
    </style:style>
    <style:style style:name="T21" style:family="text">
      <style:text-properties officeooo:rsid="003f8afa"/>
    </style:style>
    <style:style style:name="T22" style:family="text">
      <style:text-properties officeooo:rsid="0044e43e"/>
    </style:style>
    <style:style style:name="T23" style:family="text">
      <style:text-properties officeooo:rsid="004563be"/>
    </style:style>
    <style:style style:name="T24" style:family="text">
      <style:text-properties officeooo:rsid="0047351a"/>
    </style:style>
    <style:style style:name="T25" style:family="text">
      <style:text-properties officeooo:rsid="0048898d"/>
    </style:style>
    <style:style style:name="T26" style:family="text">
      <style:text-properties officeooo:rsid="004d33c1"/>
    </style:style>
    <style:style style:name="T27" style:family="text">
      <style:text-properties officeooo:rsid="0051067d"/>
    </style:style>
    <style:style style:name="T28" style:family="text">
      <style:text-properties officeooo:rsid="005258b2"/>
    </style:style>
    <style:style style:name="T29" style:family="text">
      <style:text-properties officeooo:rsid="0053fd57"/>
    </style:style>
    <style:style style:name="T30" style:family="text">
      <style:text-properties officeooo:rsid="005594b2"/>
    </style:style>
    <style:style style:name="T31" style:family="text">
      <style:text-properties officeooo:rsid="005736e7"/>
    </style:style>
    <style:style style:name="T32" style:family="text">
      <style:text-properties officeooo:rsid="0057a145"/>
    </style:style>
    <style:style style:name="T33" style:family="text">
      <style:text-properties officeooo:rsid="00595a45"/>
    </style:style>
    <style:style style:name="T34" style:family="text">
      <style:text-properties officeooo:rsid="005ce352"/>
    </style:style>
    <style:style style:name="T35" style:family="text">
      <style:text-properties officeooo:rsid="005e3f2b"/>
    </style:style>
    <style:style style:name="T36" style:family="text">
      <style:text-properties officeooo:rsid="0062d372"/>
    </style:style>
    <style:style style:name="T37" style:family="text">
      <style:text-properties officeooo:rsid="006899d7"/>
    </style:style>
    <style:style style:name="T38" style:family="text">
      <style:text-properties officeooo:rsid="00691ffb"/>
    </style:style>
    <style:style style:name="T39" style:family="text">
      <style:text-properties officeooo:rsid="006ab0a8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officeooo:rsid="006d707e"/>
    </style:style>
    <style:style style:name="T42" style:family="text">
      <style:text-properties style:text-underline-style="none" officeooo:rsid="0072ae31"/>
    </style:style>
    <style:style style:name="T43" style:family="text">
      <style:text-properties officeooo:rsid="007040ed"/>
    </style:style>
    <style:style style:name="T44" style:family="text">
      <style:text-properties officeooo:rsid="0071bb3e"/>
    </style:style>
    <style:style style:name="T45" style:family="text">
      <style:text-properties officeooo:rsid="0072ae31"/>
    </style:style>
    <style:style style:name="T46" style:family="text">
      <style:text-properties officeooo:rsid="00760d41"/>
    </style:style>
    <style:style style:name="T47" style:family="text">
      <style:text-properties officeooo:rsid="00764eec"/>
    </style:style>
    <style:style style:name="T4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officeooo:rsid="01534c7b"/>
    </style:style>
    <style:style style:name="T50" style:family="text">
      <style:text-properties officeooo:rsid="0154dc7b"/>
    </style:style>
    <style:style style:name="T51" style:family="text">
      <style:text-properties officeooo:rsid="015650ca"/>
    </style:style>
    <style:style style:name="T52" style:family="text">
      <style:text-properties officeooo:rsid="007cf302"/>
    </style:style>
    <style:style style:name="T53" style:family="text">
      <style:text-properties officeooo:rsid="007e5168"/>
    </style:style>
    <style:style style:name="T54" style:family="text">
      <style:text-properties officeooo:rsid="007e99a5"/>
    </style:style>
    <style:style style:name="T55" style:family="text">
      <style:text-properties officeooo:rsid="0081cfc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PCB_111000_V2: <text:span text:style-name="T37">Getting a new pcb up and running</text:span></text:p>
      <text:p text:style-name="P2"/>
      <text:p text:style-name="P12"><text:span text:style-name="T28">1.<text:tab/></text:span>Introduction</text:p>
      <text:p text:style-name="P3"/>
      <text:p text:style-name="P3">PCB_111000_V2 is a development of PCB_111000.</text:p>
      <text:p text:style-name="P4">Both pcbs are loaded with</text:p>
      <text:p text:style-name="P4"><text:tab/>An Atmega 168 which hosts user projects</text:p>
      <text:p text:style-name="P4"/>
      <text:p text:style-name="P4"><text:tab/>An Atmega 328. This hosts a mini-OS which:</text:p>
      <text:p text:style-name="P4"><text:tab/><text:tab/>Drives an 8 digit display</text:p>
      <text:p text:style-name="P4"><text:tab/><text:tab/>Hosts a pcb bootloader that programs the Atmega 168</text:p>
      <text:p text:style-name="P4"><text:tab/><text:tab/>Provides a variety of services for use by user projects</text:p>
      <text:p text:style-name="P4"/>
      <text:p text:style-name="P3">Differences are:</text:p>
      <text:p text:style-name="P3"><text:tab/>For the HW</text:p>
      <text:p text:style-name="P3"><text:tab/><text:tab/>The FETS used to drive the display are no longer fitted</text:p>
      <text:p text:style-name="P3"><text:tab/>For the SW</text:p>
      <text:p text:style-name="P3"><text:tab/><text:tab/>User projects <text:span text:style-name="T22">have been revised and </text:span>are now compiled using Arduino</text:p>
      <text:p text:style-name="P3"><text:tab/><text:tab/>System programs are compiled using Studio 7</text:p>
      <text:p text:style-name="P3"><text:tab/><text:tab/>PCB initialisation is carried out using <text:span text:style-name="T8">the following</text:span> Arduino sketches <text:span text:style-name="T2">rather than <text:tab/><text:tab/>bespoke HW</text:span></text:p>
      <text:p text:style-name="P8"><text:tab/><text:tab/><text:tab/>8_UNO_AVR_programmer_V3</text:p>
      <text:p text:style-name="P11"><text:tab/><text:tab/><text:tab/><text:span text:style-name="T6">5_Project_pcb_168_V2.30_Arduino_V2</text:span></text:p>
      <text:p text:style-name="P4"/>
      <text:p text:style-name="P10"><text:span text:style-name="T28">2.<text:tab/></text:span>Setting up PCB-111000_V2</text:p>
      <text:p text:style-name="P10"/>
      <text:p text:style-name="P25"><text:span text:style-name="T15">Step 1</text:span><text:tab/><text:span text:style-name="T2">The PCB is loaded with all components except the displays and the Atmega devices</text:span></text:p>
      <text:p text:style-name="P4"/>
      <text:p text:style-name="P21">Step 2</text:p>
      <text:p text:style-name="P50">Open the sketch “8_UNO_AVR_programmer_V3”. Under Tool/Board select Arduino UNO. Connect the UNO to the PC check the port number and upload the sketch. </text:p>
      <text:p text:style-name="P35"/>
      <text:p text:style-name="P21">Step 3</text:p>
      <text:p text:style-name="P35"><text:span text:style-name="T25">Close the sketch assemble the HW (see section 3) and with the aid of the </text:span><text:a xlink:type="simple" xlink:href="mailto:Br@y" text:style-name="Internet_20_link" text:visited-style-name="Visited_20_Internet_20_Link"><text:span text:style-name="T25">Br@y</text:span></text:a><text:span text:style-name="T25">++ terminal emulator </text:span>use <text:span text:style-name="T1">th</text:span>e UNO<text:span text:style-name="T1"> </text:span>to<text:span text:style-name="T1">:</text:span></text:p>
      <text:p text:style-name="P6"><text:span text:style-name="T2"><text:tab/>Upload “</text:span>5_Project_pcb_168_V2.30_Arduino_V2” <text:span text:style-name="T4">to the Atmega 168</text:span> </text:p>
      <text:p text:style-name="P5"><text:tab/><text:span text:style-name="T2">Calibrate it’s internal RC oscillator</text:span></text:p>
      <text:p text:style-name="P5"><text:tab/><text:span text:style-name="T3">Allow the Atmega 168 to run so that it can upload string data to its EEPROM.</text:span></text:p>
      <text:p text:style-name="P34">Note:</text:p>
      <text:p text:style-name="P34">Terminal emulator <text:span text:style-name="T4">runs at 38.4KB and uses default settings.</text:span></text:p>
      <text:p text:style-name="P52">See section 4 for more details.</text:p>
      <text:p text:style-name="P4"/>
      <text:p text:style-name="P35"><text:span text:style-name="T15">Step 4</text:span><text:tab/><text:tab/>Load the Atmeg<text:span text:style-name="T35">a</text:span> <text:span text:style-name="T29">168</text:span> device onto the PCB11100<text:span text:style-name="T29">0 and test, then add the Atmega 328.</text:span></text:p>
      <text:p text:style-name="P7"/>
      <text:p text:style-name="P21">Step 5 </text:p>
      <text:p text:style-name="P9"><text:span text:style-name="T8">Run </text:span>“5_Project_pcb_168_V2.30_Arduino_V2” <text:span text:style-name="T5">under the control of </text:span><text:a xlink:type="simple" xlink:href="mailto:Br@y" text:style-name="Internet_20_link" text:visited-style-name="Visited_20_Internet_20_Link"><text:span text:style-name="T5">Br@y</text:span></text:a><text:span text:style-name="T5">++ to setup the Atmega 328 (See section 5 for more details) by:</text:span></text:p>
      <text:p text:style-name="P7"><text:tab/><text:span text:style-name="T5">Uploading the mini-OS to its flash</text:span></text:p>
      <text:p text:style-name="P35"><text:tab/><text:span text:style-name="T1">Checking the calibration of its internal RC oscillator. </text:span></text:p>
      <text:p text:style-name="P62"><text:tab/><text:span text:style-name="T5">Uploading the “Hello world” strings to its EEPROM</text:span></text:p>
      <text:p text:style-name="P63"><text:soft-page-break/><text:span text:style-name="T15">Step 6</text:span><text:tab/><text:tab/>Overwrite <text:span text:style-name="T1">“5_Project_pcb_168_V2.30_Arduino_V2” </text:span>with user projects.</text:p>
      <text:p text:style-name="P64">(See sections 6 and 7.)</text:p>
      <text:p text:style-name="P64"/>
      <text:p text:style-name="P64"><text:span text:style-name="T15">Step 7</text:span> <text:tab/><text:tab/>U<text:span text:style-name="T7">pgrade the mini_OS </text:span><text:span text:style-name="T6">if necessary (See section 8).</text:span></text:p>
      <text:p text:style-name="P18"/>
      <text:p text:style-name="P18"/>
      <text:p text:style-name="P18"><text:span text:style-name="T28">3.<text:tab/></text:span>Hardware (HW) details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77"><draw:frame draw:style-name="fr1" draw:name="Image1" text:anchor-type="paragraph" svg:width="10.795cm" svg:height="5.23cm" draw:z-index="0"><draw:image xlink:href="Pictures/1000000000000A12000004E1199E61F85AC9AF03.jpg" xlink:type="simple" xlink:show="embed" xlink:actuate="onLoad" loext:mime-type="image/jpeg"/></draw:frame>UNO used to program the Atmega168 before it is soldered onto the PCB111000_V2</text:p>
            <text:p text:style-name="P91">Note: Atmega328 pin numbers given for a DIP28 device</text:p>
            <text:p text:style-name="P92">Remove Atmega168 before uploading <text:span text:style-name="T24">“8_UNO_AVR_programmer_V3” </text:span>sketch</text:p>
          </table:table-cell>
          <table:table-cell table:style-name="Table2.A1" table:number-columns-spanned="3" office:value-type="string">
            <text:p text:style-name="P83">UNO</text:p>
          </table:table-cell>
          <table:covered-table-cell/>
          <table:covered-table-cell/>
          <table:table-cell table:style-name="Table2.E1" office:value-type="string">
            <text:p text:style-name="P89">Plug-in pcb </text:p>
          </table:table-cell>
        </table:table-row>
        <table:table-row>
          <table:covered-table-cell/>
          <table:table-cell table:style-name="Table2.B2" office:value-type="string">
            <text:p text:style-name="P83"><text:span text:style-name="T20">UNO </text:span>Pin</text:p>
          </table:table-cell>
          <table:table-cell table:style-name="Table2.B2" table:number-columns-spanned="2" office:value-type="string">
            <text:p text:style-name="P84">Atmega 328</text:p>
          </table:table-cell>
          <table:covered-table-cell/>
          <table:table-cell table:style-name="Table2.E2" office:value-type="string">
            <text:p text:style-name="P89">Atmega168</text:p>
          </table:table-cell>
        </table:table-row>
        <table:table-row>
          <table:covered-table-cell/>
          <table:table-cell table:style-name="Table2.B2" office:value-type="string">
            <text:p text:style-name="P83"/>
          </table:table-cell>
          <table:table-cell table:style-name="Table2.B2" office:value-type="string">
            <text:p text:style-name="P84">Pin</text:p>
          </table:table-cell>
          <table:table-cell table:style-name="Table2.B2" office:value-type="string">
            <text:p text:style-name="P84">Function</text:p>
          </table:table-cell>
          <table:table-cell table:style-name="Table2.E2" office:value-type="string">
            <text:p text:style-name="P83">Pin</text:p>
          </table:table-cell>
        </table:table-row>
        <table:table-row>
          <table:covered-table-cell/>
          <table:table-cell table:style-name="Table2.B2" office:value-type="string">
            <text:p text:style-name="P83">0 <text:span text:style-name="T20">(Rx)</text:span></text:p>
          </table:table-cell>
          <table:table-cell table:style-name="Table2.B2" office:value-type="string">
            <text:p text:style-name="P85">2</text:p>
          </table:table-cell>
          <table:table-cell table:style-name="Table2.B2" office:value-type="string">
            <text:p text:style-name="P86">RXD</text:p>
          </table:table-cell>
          <table:table-cell table:style-name="Table2.E2" office:value-type="string">
            <text:p text:style-name="P83">2</text:p>
          </table:table-cell>
        </table:table-row>
        <table:table-row>
          <table:covered-table-cell/>
          <table:table-cell table:style-name="Table2.B2" office:value-type="string">
            <text:p text:style-name="P83">1 <text:span text:style-name="T20">(Tx)</text:span></text:p>
          </table:table-cell>
          <table:table-cell table:style-name="Table2.B2" office:value-type="string">
            <text:p text:style-name="P85">3</text:p>
          </table:table-cell>
          <table:table-cell table:style-name="Table2.B2" office:value-type="string">
            <text:p text:style-name="P86">TXD</text:p>
          </table:table-cell>
          <table:table-cell table:style-name="Table2.E2" office:value-type="string">
            <text:p text:style-name="P83">3</text:p>
          </table:table-cell>
        </table:table-row>
        <table:table-row>
          <table:covered-table-cell/>
          <table:table-cell table:style-name="Table2.B2" office:value-type="string">
            <text:p text:style-name="P83"/>
          </table:table-cell>
          <table:table-cell table:style-name="Table2.B2" office:value-type="string">
            <text:p text:style-name="P85"/>
          </table:table-cell>
          <table:table-cell table:style-name="Table2.B2" office:value-type="string">
            <text:p text:style-name="P86"/>
          </table:table-cell>
          <table:table-cell table:style-name="Table2.E2" office:value-type="string">
            <text:p text:style-name="P88"/>
          </table:table-cell>
        </table:table-row>
        <table:table-row>
          <table:covered-table-cell/>
          <table:table-cell table:style-name="Table2.B2" office:value-type="string">
            <text:p text:style-name="P83">11</text:p>
          </table:table-cell>
          <table:table-cell table:style-name="Table2.B2" office:value-type="string">
            <text:p text:style-name="P85">17</text:p>
          </table:table-cell>
          <table:table-cell table:style-name="Table2.B2" office:value-type="string">
            <text:p text:style-name="P86">MOSI</text:p>
          </table:table-cell>
          <table:table-cell table:style-name="Table2.E2" office:value-type="string">
            <text:p text:style-name="P84">17</text:p>
          </table:table-cell>
        </table:table-row>
        <table:table-row>
          <table:covered-table-cell/>
          <table:table-cell table:style-name="Table2.B2" office:value-type="string">
            <text:p text:style-name="P83">12</text:p>
          </table:table-cell>
          <table:table-cell table:style-name="Table2.B2" office:value-type="string">
            <text:p text:style-name="P85">18</text:p>
          </table:table-cell>
          <table:table-cell table:style-name="Table2.B2" office:value-type="string">
            <text:p text:style-name="P86">MISO</text:p>
          </table:table-cell>
          <table:table-cell table:style-name="Table2.E2" office:value-type="string">
            <text:p text:style-name="P84">18</text:p>
          </table:table-cell>
        </table:table-row>
        <table:table-row>
          <table:covered-table-cell/>
          <table:table-cell table:style-name="Table2.B2" office:value-type="string">
            <text:p text:style-name="P83">13</text:p>
          </table:table-cell>
          <table:table-cell table:style-name="Table2.B2" office:value-type="string">
            <text:p text:style-name="P85">19</text:p>
          </table:table-cell>
          <table:table-cell table:style-name="Table2.B2" office:value-type="string">
            <text:p text:style-name="P86">SCK</text:p>
          </table:table-cell>
          <table:table-cell table:style-name="Table2.E2" office:value-type="string">
            <text:p text:style-name="P84">19</text:p>
          </table:table-cell>
        </table:table-row>
        <table:table-row>
          <table:covered-table-cell/>
          <table:table-cell table:style-name="Table2.B2" office:value-type="string">
            <text:p text:style-name="P83">A3</text:p>
          </table:table-cell>
          <table:table-cell table:style-name="Table2.B2" office:value-type="string">
            <text:p text:style-name="P85">26</text:p>
          </table:table-cell>
          <table:table-cell table:style-name="Table2.B2" office:value-type="string">
            <text:p text:style-name="P86">PC3</text:p>
          </table:table-cell>
          <table:table-cell table:style-name="Table2.E2" office:value-type="string">
            <text:p text:style-name="P84">1 <text:span text:style-name="T21">(Reset)</text:span></text:p>
          </table:table-cell>
        </table:table-row>
        <table:table-row>
          <table:covered-table-cell/>
          <table:table-cell table:style-name="Table2.B2" office:value-type="string">
            <text:p text:style-name="P83">GND</text:p>
          </table:table-cell>
          <table:table-cell table:style-name="Table2.B2" office:value-type="string">
            <text:p text:style-name="P88"/>
          </table:table-cell>
          <table:table-cell table:style-name="Table2.B2" office:value-type="string">
            <text:p text:style-name="P88"/>
          </table:table-cell>
          <table:table-cell table:style-name="Table2.E2" office:value-type="string">
            <text:p text:style-name="P84">8, 22</text:p>
          </table:table-cell>
        </table:table-row>
        <table:table-row>
          <table:covered-table-cell/>
          <table:table-cell table:style-name="Table2.B2" office:value-type="string">
            <text:p text:style-name="P83">5V</text:p>
          </table:table-cell>
          <table:table-cell table:style-name="Table2.B2" office:value-type="string">
            <text:p text:style-name="P88"/>
          </table:table-cell>
          <table:table-cell table:style-name="Table2.B2" office:value-type="string">
            <text:p text:style-name="P88"/>
          </table:table-cell>
          <table:table-cell table:style-name="Table2.E2" office:value-type="string">
            <text:p text:style-name="P84">7,20</text:p>
          </table:table-cell>
        </table:table-row>
        <table:table-row>
          <table:covered-table-cell/>
          <table:table-cell table:style-name="Table2.B2" office:value-type="string">
            <text:p text:style-name="P83">8</text:p>
          </table:table-cell>
          <table:table-cell table:style-name="Table2.B2" office:value-type="string">
            <text:p text:style-name="P85">14</text:p>
          </table:table-cell>
          <table:table-cell table:style-name="Table2.B2" office:value-type="string">
            <text:p text:style-name="P87">PB0</text:p>
          </table:table-cell>
          <table:table-cell table:style-name="Table2.E2" office:value-type="string">
            <text:p text:style-name="P90">LED driver</text:p>
          </table:table-cell>
        </table:table-row>
      </table:table>
      <text:p text:style-name="P14"/>
      <text:p text:style-name="P13"/>
      <text:p text:style-name="P13"><text:span text:style-name="T28">4.<text:tab/></text:span>Driving “<text:span text:style-name="T1">8_UNO_AVR_programmer_V3”</text:span></text:p>
      <text:p text:style-name="P36"/>
      <text:p text:style-name="P37">Having uploaded the sketch to a UNO open <text:a xlink:type="simple" xlink:href="mailto:Br@y" text:style-name="Internet_20_link" text:visited-style-name="Visited_20_Internet_20_Link"><text:span text:style-name="T5">Br@y</text:span></text:a><text:span text:style-name="T5">++ </text:span>and set it up as follows:</text:p>
      <text:p text:style-name="P37"><text:tab/>8 data bits, 1 stop bit, no parity or handshaking and a baud rate of 38.4KB</text:p>
      <text:p text:style-name="P37"/>
      <text:p text:style-name="P37">Click on “scan” to identify the comm port and then click on connect:</text:p>
      <text:p text:style-name="P37"/>
      <text:p text:style-name="P37">The following user prompt should be generated:</text:p>
      <text:p text:style-name="P37"><text:tab/><text:span text:style-name="T10"><text:tab/>“s <text:s/>s <text:s/>s <text:s/>s <text:s/>s <text:s/>s <text:s/>s…………….”</text:span></text:p>
      <text:p text:style-name="P37"/>
      <text:p text:style-name="P40">Step 1<text:tab/><text:tab/><text:span text:style-name="T19">Click mouse pointer in the text box (at the bottom of the </text:span><text:a xlink:type="simple" xlink:href="mailto:Br@y" text:style-name="Internet_20_link" text:visited-style-name="Visited_20_Internet_20_Link"><text:span text:style-name="T19">Br@y</text:span></text:a><text:span text:style-name="T19">++ window) and</text:span></text:p>
      <text:p text:style-name="P41"><text:tab/><text:tab/><text:span text:style-name="T19">p</text:span>ress -s- to get </text:p>
      <text:p text:style-name="P41"><text:tab/><text:tab/>“Atmega 168 detected.</text:p>
      <text:p text:style-name="P39"><text:tab/><text:tab/>Press -p- to program flash, -r- to run target, -d- to clear the target EEPROM or -x- to <text:tab/><text:tab/>escape.”</text:p>
      <text:p text:style-name="P38"/>
      <text:p text:style-name="P38">Step <text:span text:style-name="T11">2</text:span><text:tab/><text:tab/>Press -p- <text:span text:style-name="T23">and s</text:span>end “5_Project_pcb_168_V2.30_Arduino_V2.ino.eightanaloginputs”</text:p>
      <text:p text:style-name="P38"/>
      <text:p text:style-name="P38">Step <text:span text:style-name="T11">3</text:span><text:tab/><text:tab/>Follow instructions to Cal device <text:span text:style-name="T23">then g</text:span>et<text:span text:style-name="T12"> user prompt “P/S <text:s text:c="3"/>P/S <text:s text:c="3"/>P/S………….”</text:span></text:p>
      <text:p text:style-name="P38"/>
      <text:p text:style-name="P38">Step <text:span text:style-name="T11">4</text:span><text:tab/><text:tab/><text:span text:style-name="T23">P</text:span>ress -s-, <text:span text:style-name="T12">change bit rate when asked and send Text_files\</text:span>on-chip_strings.<text:span text:style-name="T27">txt</text:span></text:p>
      <text:p text:style-name="P38"/>
      <text:p text:style-name="P38"/>
      <text:p text:style-name="P51"><text:span text:style-name="T15">A bug<text:tab/></text:span><text:tab/>Sometimes random text following programming. Power cycle and reprogram.</text:p>
      <text:p text:style-name="P43"/>
      <text:p text:style-name="P43"><text:soft-page-break/>Optional steps</text:p>
      <text:p text:style-name="P43">At P/S prompt <text:span text:style-name="T12">p</text:span>ress -<text:span text:style-name="T9">v</text:span>- to get program name plus version <text:tab/>“Project_pcb_168_V2.30_Arduino”</text:p>
      <text:p text:style-name="P43"/>
      <text:p text:style-name="P44">Reset UNO <text:span text:style-name="T26">and change the BR to 38.4kB </text:span>to restore <text:span text:style-name="T10">user prompt<text:tab/>“s <text:s/>s <text:s/>s <text:s/>s <text:s/>s <text:s/>s <text:s/>s…………….”</text:span></text:p>
      <text:p text:style-name="P42">Press -<text:span text:style-name="T14">s</text:span>- <text:span text:style-name="T14">then </text:span>-d- to clear “<text:span text:style-name="T10">on-chip_strings” </text:span>and cal bytes from Atmega168 EEPROM</text:p>
      <text:p text:style-name="P44"/>
      <text:p text:style-name="P44">Reset UNO to restore <text:span text:style-name="T10">user prompt<text:tab/>“s <text:s/>s <text:s/>s <text:s/>s <text:s/>s <text:s/>s <text:s/>s…………….”</text:span></text:p>
      <text:p text:style-name="P44">Press -s- then -t- to recalibrate the Atmega 328 and restore user prompt “P/S <text:s text:c="3"/>P/S…...…”</text:p>
      <text:p text:style-name="P44"/>
      <text:p text:style-name="P44">Reset UNO to restore <text:span text:style-name="T10">user prompt<text:tab/>“s <text:s/>s <text:s/>s <text:s/>s <text:s/>s <text:s/>s <text:s/>s…………….”</text:span></text:p>
      <text:p text:style-name="P44">Press -s- then -r- to restore user prompt “P/S <text:s text:c="3"/>P/S <text:s text:c="3"/>P/S………….”</text:p>
      <text:p text:style-name="P44"/>
      <text:p text:style-name="P45">Press -s- and reprogram the on-chip strings</text:p>
      <text:p text:style-name="P45"/>
      <text:p text:style-name="P44">Reset UNO to restore <text:span text:style-name="T10">user prompt<text:tab/>“s <text:s/>s <text:s/>s <text:s/>s <text:s/>s <text:s/>s <text:s/>s…………….”</text:span></text:p>
      <text:p text:style-name="P46">Press -s- then -x- to escape</text:p>
      <text:p text:style-name="P42"/>
      <text:p text:style-name="P42">Reprogram the Atmega168 and note that it now <text:span text:style-name="T13">offers a re</text:span>calibration</text:p>
      <text:p text:style-name="P16"/>
      <text:p text:style-name="P15"/>
      <text:p text:style-name="P47"><text:span text:style-name="T17">5<text:tab/></text:span><text:span text:style-name="T15">Driving “</text:span><text:span text:style-name="T16">5_Project_pcb_168_V2.30_Arduino_V2”</text:span> </text:p>
      <text:p text:style-name="P47"/>
      <text:p text:style-name="P19">5.1<text:tab/>Add the Atmega 168</text:p>
      <text:p text:style-name="P48">Solder the Atmega 168 to the PCB-111000_V2.</text:p>
      <text:p text:style-name="P54">Press the DPDT switch left </text:p>
      <text:p text:style-name="P48"><text:span text:style-name="T30">C</text:span>onnect the pcb to a PC running <text:a xlink:type="simple" xlink:href="mailto:Br@y" text:style-name="Internet_20_link" text:visited-style-name="Visited_20_Internet_20_Link">Br@y</text:a>++ <text:span text:style-name="T31">running at 57.6KB.</text:span></text:p>
      <text:p text:style-name="P48"><text:span text:style-name="T30">Check the port and t</text:span>he user prompt “P/S <text:s text:c="2"/>P/S <text:s text:c="2"/>P/S…………..” <text:span text:style-name="T30">should be generated.</text:span></text:p>
      <text:p text:style-name="P48">Press -p- and the response TTND (Target not detected) <text:span text:style-name="T30">should also</text:span> be generated.</text:p>
      <text:p text:style-name="P53">This confirms that the USB port is working correctly.</text:p>
      <text:p text:style-name="P53"/>
      <text:p text:style-name="P19">5.2<text:tab/>Add the Atmega 328</text:p>
      <text:p text:style-name="P54">Solder on the Atmega 328 <text:span text:style-name="T31">and press -p- again to generate the prompt:</text:span></text:p>
      <text:p text:style-name="P54">“ATMEGA 328 detected</text:p>
      <text:p text:style-name="P54">Press -P- to send a program file -E- to send a text file (or X to escape).</text:p>
      <text:p text:style-name="P54">p/e <text:s text:c="3"/>p/e <text:s text:c="3"/>p/e <text:s text:c="3"/>p/e <text:s text:c="3"/>p/e <text:s text:c="3"/>p/e…..”</text:p>
      <text:p text:style-name="P56"/>
      <text:p text:style-name="P19">5.3<text:tab/>Upload the mini-OS to the Atmega 328</text:p>
      <text:p text:style-name="P56">Press -p- and send</text:p>
      <text:p text:style-name="P57">Mini-OS_V2<text:span text:style-name="T32">\Hex_files\CC_files\Mini-OS_V26_CC.hex</text:span></text:p>
      <text:p text:style-name="P56">When the LED stops flashing send 2_pcb_Bootloader_V4_28_CC.hex</text:p>
      <text:p text:style-name="P56"/>
      <text:p text:style-name="P61">Note: This assumes that Common Cathode displays are to be used. <text:s/>Similar file<text:span text:style-name="T35">s</text:span> are present for Common Anode displays.</text:p>
      <text:p text:style-name="P56"/>
      <text:p text:style-name="P19">5.4<text:tab/>Auto cal the Atmega 328</text:p>
      <text:p text:style-name="P56">Follow instructions to auto cal the Atmega238 and restore the “P/S……” prompt.</text:p>
      <text:p text:style-name="P56"/>
      <text:p text:style-name="P19">5.5<text:tab/>Upload the “Hello_world” file to the Atmega 328 EEPROM</text:p>
      <text:p text:style-name="P56">Press -p- <text:span text:style-name="T33">then</text:span> -e- <text:span text:style-name="T33">then -w- <text:s text:c="3"/>and send “Text_files\Hello_world.txt several times as requested.</text:span></text:p>
      <text:p text:style-name="P58">Finally press any key to read back the file from EEPROM.</text:p>
      <text:p text:style-name="P48"><text:soft-page-break/></text:p>
      <text:p text:style-name="P19"><text:span text:style-name="T34">6.</text:span><text:tab/>Run simple User Project</text:p>
      <text:p text:style-name="P55">Press the DPDT switch <text:span text:style-name="T33">right</text:span> <text:span text:style-name="T33">to get the “p/r <text:s text:c="2"/>p/r <text:s text:c="2"/>p/r …...” (May need to press the pcb reset switch.)</text:span></text:p>
      <text:p text:style-name="P59">Press -p- and send </text:p>
      <text:p text:style-name="P59"><text:tab/><text:tab/>“9_Nano_Projects\System_programs\Proj_9F_Test_Proj_1\<text:tab/><text:tab/><text:tab/><text:tab/><text:tab/>Proj_9F_Test_Proj_1.ino.eightanaloginputs”</text:p>
      <text:p text:style-name="P59"/>
      <text:p text:style-name="P60">At the <text:span text:style-name="T33"><text:s/>“p/r <text:s text:c="2"/>p/r <text:s text:c="2"/>p/r …...” </text:span>prompt press -r- and operate the DPDT switch. </text:p>
      <text:p text:style-name="P60">A <text:span text:style-name="T36">column of numbers will be printed out</text:span>.</text:p>
      <text:p text:style-name="P60">Press sw<text:span text:style-name="T36">1</text:span> <text:span text:style-name="T36">to repeat</text:span>.</text:p>
      <text:p text:style-name="P60"/>
      <text:p text:style-name="P60">Operate the DPDT <text:span text:style-name="T34">s</text:span>witch and press the reset switch to restore the <text:span text:style-name="T33">“p/r <text:s text:c="2"/>p/r <text:s text:c="2"/>p/r …...” </text:span>prompt.</text:p>
      <text:p text:style-name="P60">This confirms that the Atmega328 is being programmed properly and the displays can be added.</text:p>
      <text:p text:style-name="P60"/>
      <text:p text:style-name="P20"><text:span text:style-name="T34">7.</text:span><text:tab/><text:span text:style-name="T34">Check the displays</text:span></text:p>
      <text:p text:style-name="P27">Displays are driven using a multiplexer which can make fault finding difficult.</text:p>
      <text:p text:style-name="P65">Repeat as for section 6 but send “Proj_9G_Test_PCB_Assembly.ino.eightanaloginputs”. <text:s/>This turns off the multiplexer and illuminates digits one at a time.</text:p>
      <text:p text:style-name="P65">Check for dry joints or solder bridges if any segments fail to work.</text:p>
      <text:p text:style-name="P48"/>
      <text:p text:style-name="P48"/>
      <text:p text:style-name="P17"><text:span text:style-name="T35">8.<text:tab/></text:span>To upgrade the mini_OS</text:p>
      <text:p text:style-name="P49"/>
      <text:p text:style-name="P49">Push the DPDT switch right and press the reset switch.</text:p>
      <text:p text:style-name="P49">Press -p- at the “p/r <text:s/>p/r <text:s/>p/r <text:s/>p/r <text:s/>p/r….” user prompt</text:p>
      <text:p text:style-name="P49">and send 5_Project_pcb_168_V2.30_Arduino_V2.ino.eightanaloginputs</text:p>
      <text:p text:style-name="P49">Run the project to get the <text:span text:style-name="T12">“P/S <text:s text:c="3"/>P/S <text:s text:c="3"/>P/S………….” </text:span></text:p>
      <text:p text:style-name="P74">Press S and reload file “on-chip_strings.txt” containing programmer strings</text:p>
      <text:p text:style-name="P74">Press P then upload the new mini-OS <text:span text:style-name="T34">as described in section 5.3</text:span></text:p>
      <text:p text:style-name="P74"/>
      <text:p text:style-name="P74">Note: Remember to delete line :00000001FF from end of new mini-OS file </text:p>
      <text:p text:style-name="P74"/>
      <text:p text:style-name="P24">9.<text:tab/>Optional system files</text:p>
      <text:p text:style-name="P24"/>
      <text:p text:style-name="P33"><text:span text:style-name="T15">Mini-OS_Resources\Eeprom_subroutines_PRN_alt.c</text:span>:</text:p>
      <text:p text:style-name="P33"><text:tab/>In early designs PRN generator write to the EEPROM was too frequent and EEPROM <text:tab/>burnout occurred. In this file the PRN uses a different location. It should be used if the</text:p>
      <text:p text:style-name="P33"><text:tab/>Message from the OS is always the same. </text:p>
      <text:p text:style-name="P33"/>
      <text:p text:style-name="P24">Bootloader_resources\Bootloader_main_with_OS_reset.c</text:p>
      <text:p text:style-name="P33"><text:tab/>This enables user projects to reset the mini-OS which is necessary if the I2C bus crashes <text:tab/>which it does with some routines, especially I2C_Tx_2_integers(<text:span text:style-name="T47">).</text:span></text:p>
      <text:p text:style-name="P99"><text:tab/>This optional file has only been adopted for use with some boards because of the time <text:tab/>needed for testing. <text:tab/><text:span text:style-name="T18">See section 14 for more details.</text:span></text:p>
      <text:p text:style-name="P75"/>
      <text:p text:style-name="P61"/>
      <text:p text:style-name="P22"><text:span text:style-name="T46">10</text:span>.<text:tab/> PCB assembly</text:p>
      <text:p text:style-name="P22"/>
      <text:p text:style-name="P29">Eagle circuit design and layout drawings can be found under </text:p>
      <text:p text:style-name="P31">PCB-111000_V2<text:span text:style-name="T38">\</text:span>PCB 111000_Eagle_drawings <text:span text:style-name="T38">together with a parts list.</text:span></text:p>
      <text:p text:style-name="P32"><text:soft-page-break/><text:span text:style-name="T44">The </text:span>Eagle pcb design software is required to view these</text:p>
      <text:p text:style-name="P30"/>
      <text:p text:style-name="P28">Photographs of the pcb are shown below.</text:p>
      <text:p text:style-name="P28"/>
      <text:p text:style-name="P28">Note the locations of the following components</text:p>
      <text:p text:style-name="P28"><text:tab/>The user switches sw1, sw2 and sw3</text:p>
      <text:p text:style-name="P28"><text:tab/>The double pole double throw switch (DPDT)</text:p>
      <text:p text:style-name="P28"><text:tab/><text:span text:style-name="T39">The reset switch</text:span></text:p>
      <text:p text:style-name="P28"/>
      <text:p text:style-name="P28"><text:tab/>The Atmega 168 which is in the top side of the pcb (note also the location of pin 1)</text:p>
      <text:p text:style-name="P28"><text:tab/>The Atmega 328 which is in the under side of the pcb (note also the location of pin 1)</text:p>
      <text:p text:style-name="P28"/>
      <text:p text:style-name="P28">Because of the way the two Atmega devices are assembled the pins of one of them must be soldered from the device side of the board.</text:p>
      <text:p text:style-name="P28"/>
      <text:p text:style-name="P28">Note also the orientation of the two display modules.</text:p>
      <text:p text:style-name="P30"/>
      <text:p text:style-name="P70"><draw:frame draw:style-name="fr2" draw:name="Image2" text:anchor-type="paragraph" svg:x="2.579cm" svg:y="-1.275cm" svg:width="6.424cm" svg:height="11.4cm" draw:z-index="1" draw:transform="translate (-5.791cm -4.425cm) rotate (1.5707963267949) translate (5.791cm 4.425cm)"><draw:image xlink:href="Pictures/100000000000055C00000AB9B70BB532867ED9B1.jpg" xlink:type="simple" xlink:show="embed" xlink:actuate="onLoad" loext:mime-type="image/jpe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0"><draw:frame draw:style-name="fr2" draw:name="Image3" text:anchor-type="paragraph" svg:x="2.665cm" svg:y="5.332cm" svg:width="5.729cm" svg:height="11.183cm" draw:z-index="2" draw:transform="translate (-5.5295cm -10.9235cm) rotate (1.5707963267949) translate (5.5295cm 10.9235cm)"><draw:image xlink:href="Pictures/100000000000057200000AD687CB17F451E20BA3.jpg" xlink:type="simple" xlink:show="embed" xlink:actuate="onLoad" loext:mime-type="image/jpeg"/></draw:frame><text:s text:c="4"/><text:span text:style-name="T43"><text:s text:c="18"/></text:span>DPDT switch <text:s text:c="5"/>sw1 <text:s text:c="7"/>sw2 <text:s text:c="9"/>sw3</text:p>
          </table:table-cell>
          <table:table-cell table:style-name="Table1.B1" office:value-type="string">
            <text:p text:style-name="P80"/>
            <text:p text:style-name="P80"/>
            <text:p text:style-name="P80"/>
            <text:p text:style-name="P80"/>
            <text:p text:style-name="P80">Photo of PCB-111000V2 </text:p>
            <text:p text:style-name="P80"><text:span text:style-name="T39">under</text:span> side.</text:p>
            <text:p text:style-name="P80"/>
            <text:p text:style-name="P80">Solder the Atmega328 to this side carefully noting its placement and the location of pin 1.</text:p>
          </table:table-cell>
        </table:table-row>
        <table:table-row table:style-name="Table1.2">
          <table:table-cell table:style-name="Table1.A2" office:value-type="string">
            <text:p text:style-name="P79"/>
          </table:table-cell>
          <table:table-cell table:style-name="Table1.B2" office:value-type="string">
            <text:p text:style-name="P80"/>
            <text:p text:style-name="P80">Photo of PCB-111000V2 </text:p>
            <text:p text:style-name="P80"><text:s/><text:span text:style-name="T39">top </text:span>side.</text:p>
            <text:p text:style-name="P80"/>
            <text:p text:style-name="P80">Solder the Atmega<text:span text:style-name="T39">16</text:span>8 to this side carefully noting its placement and the location of pin 1.</text:p>
            <text:p text:style-name="P80"/>
            <text:p text:style-name="P81">Note also the orientation of the display modules</text:p>
          </table:table-cell>
        </table:table-row>
        <table:table-row table:style-name="Table1.3">
          <table:table-cell table:style-name="Table1.A2" office:value-type="string">
            <text:p text:style-name="P82"><text:s text:c="36"/>Reset switch</text:p>
          </table:table-cell>
          <table:table-cell table:style-name="Table1.B2" office:value-type="string">
            <text:p text:style-name="P78"/>
          </table:table-cell>
        </table:table-row>
      </table:table>
      <text:p text:style-name="P61"/>
      <text:p text:style-name="P61"/>
      <text:p text:style-name="P23"><text:soft-page-break/>1<text:span text:style-name="T46">1</text:span> <text:tab/>Getting the PCB manufacturing files</text:p>
      <text:p text:style-name="P23"/>
      <text:p text:style-name="P69">The Eagle pcb design software is required</text:p>
      <text:p text:style-name="P67">Place the Eagle <text:span text:style-name="T44">circuit </text:span>design and layout drawings in a convenient folder</text:p>
      <text:p text:style-name="P67">Open the Eagle pcb application. <text:s/>This takes the user to the Eagle control panel.</text:p>
      <text:p text:style-name="P67">Click <text:span text:style-name="T44">on (expand)</text:span><text:tab/></text:p>
      <text:p text:style-name="P67"><text:tab/>CAM Jobs</text:p>
      <text:p text:style-name="P67"><text:tab/>Examples <text:span text:style-name="T45">and open </text:span>example_2_<text:span text:style-name="T40">layer.cam</text:span></text:p>
      <text:p text:style-name="P67"><text:span text:style-name="T40">Find </text:span><text:span text:style-name="T42">and click on </text:span><text:span text:style-name="T40">the Select Board button (Bottom left of the window)</text:span></text:p>
      <text:p text:style-name="P68"><text:span text:style-name="T40"><text:tab/></text:span><text:span text:style-name="T42">Navigate to the layout drawing and select it </text:span></text:p>
      <text:p text:style-name="P68"><text:span text:style-name="T42"><text:tab/></text:span><text:span text:style-name="T40">Its name </text:span><text:span text:style-name="T42">will be</text:span><text:span text:style-name="T40"> confirmed at the bottom of the window</text:span></text:p>
      <text:p text:style-name="P71">Click on </text:p>
      <text:p text:style-name="P71"><text:tab/>Process Job</text:p>
      <text:p text:style-name="P67"><text:span text:style-name="T40"><text:tab/>Open folder </text:span><text:span text:style-name="T41">(Eagle names this CAMOutputs)</text:span></text:p>
      <text:p text:style-name="P72"><text:tab/>Only the DrillFiles and GerberFiles are required for pcb fabrication </text:p>
      <text:p text:style-name="P72"><text:tab/>Use windows to send them to a compressed (zipped) folder.</text:p>
      <text:p text:style-name="P72"><text:tab/>This can be E-mailed to a pcb manufacturer.</text:p>
      <text:p text:style-name="P72"/>
      <text:p text:style-name="P73"><text:span text:style-name="T53">12 <text:tab/></text:span>SW downloads</text:p>
      <text:p text:style-name="P73"/>
      <text:p text:style-name="P76">There are two essential software applications that must be downloaded onto this PC. They are:</text:p>
      <text:p text:style-name="P96"><text:span text:style-name="T48">The Arduino development environment. Go to </text:span><text:a xlink:type="simple" xlink:href="https://www.arduino.cc/en/software" text:style-name="Internet_20_link" text:visited-style-name="Visited_20_Internet_20_Link">https://www.arduino.cc/en/software</text:a> <text:span text:style-name="T49">and download it from the Microsoft store.</text:span> </text:p>
      <text:p text:style-name="P96"/>
      <text:p text:style-name="P96">Bray++ version 20130820 <text:span text:style-name="T50">which can be downloaded from </text:span>https://www.sites.google.com/site/terminalbpp/ </text:p>
      <text:p text:style-name="P96"/>
      <text:p text:style-name="P98">Almost as important are </text:p>
      <text:p text:style-name="P98"/>
      <text:p text:style-name="P95">The portable version of Programmers notepad which can be downloaded from </text:p>
      <text:p text:style-name="P96">http://www.pnotepad.org/download/.</text:p>
      <text:p text:style-name="P96"/>
      <text:p text:style-name="P96"><text:span text:style-name="T51">An excellent text written by Joe Pardue that can be downloaded from </text:span><text:s/></text:p>
      <text:p text:style-name="P96">https://epdf.pub/c-programming-for-microcontrollers.html </text:p>
      <text:p text:style-name="P96"/>
      <text:p text:style-name="P95">The Atmega data sheet that can be downloaded from</text:p>
      <text:p text:style-name="P93"><text:s/>https://www.docdroid.net/Q6jfzd3/atmega48a-pa-88a-pa-168a-pa-328-p-ds-ds40002061a-pdf</text:p>
      <text:p text:style-name="P97"><text:span text:style-name="T53">13<text:tab/></text:span>System Block diagram</text:p>
      <text:p text:style-name="P94"/>
      <text:p text:style-name="P94"><draw:frame draw:style-name="fr3" draw:name="Image4" text:anchor-type="paragraph" svg:width="15.002cm" svg:height="20.373cm" draw:z-index="3"><draw:image xlink:href="Pictures/100000000000023700000302D628A88B38CE0EA0.png" xlink:type="simple" xlink:show="embed" xlink:actuate="onLoad" loext:mime-type="image/png"/></draw:frame></text:p>
      <text:p text:style-name="P103"><text:span text:style-name="T54">14<text:tab/>I</text:span>2C bus crash</text:p>
      <text:p text:style-name="P104">Projects designed to create patterns on the display are liable to crash if left running indefinitely or even after say 5 minutes.</text:p>
      <text:p text:style-name="P104">A major cause of this is the I2C bus: slave and master somehow get out of step with the result that the slave finds itself waiting for a signal from the master that has already gone or <text:soft-page-break/>for some reason never comes. The watch dog timer with interrupt is used to detect this situation. <text:s/>The interrupt service routine puts a reset pulse on the mini-OS IC. <text:s/>This alone Causes program control to jump to the programmer (location 0x7000). <text:s/>Therefore immediately before the reset pulse a low is put on one of the programming bus lines (<text:span text:style-name="T52">PB4</text:span>). The programmer detects this a<text:span text:style-name="T52">n</text:span>d sends program control to location 0x0000 (i.e. the mini-OS). <text:s/></text:p>
      <text:p text:style-name="P105">The user project “waiting_for_I2C_master” macro must be modified as follows:</text:p>
      <text:p text:style-name="P105"><text:tab/>activate interrup<text:span text:style-name="T55">t</text:span>s to enable a jump to the watch dog ISR</text:p>
      <text:p text:style-name="P105"><text:tab/>Ensure that a time out is generated after a short (but unknown) wait as follows:</text:p>
      <text:p text:style-name="P105"><text:tab/>Replace the line </text:p>
      <text:p text:style-name="P105"><text:tab/><text:tab/>while (!(TWCR &amp; (1 &lt;&lt; TWINT)));</text:p>
      <text:p text:style-name="P105"><text:tab/>or</text:p>
      <text:p text:style-name="P105"><text:tab/><text:tab/>while (!(TWCR &amp; (1 &lt;&lt; TWINT)))wdr();</text:p>
      <text:p text:style-name="P105"><text:tab/>with the lines</text:p>
      <text:p text:style-name="P105"><text:tab/><text:tab/>{int m = 0; while((!(TWCR &amp; (1 &lt;&lt; TWINT))) &amp;&amp; (m++ &lt; 5000))wdr();\</text:p>
      <text:p text:style-name="P105"><text:tab/><text:tab/>if (m &gt;= 4999){sei(); while((!(TWCR &amp; (1 &lt;&lt; TWINT))));}}\</text:p>
      <text:p text:style-name="P105">These changes have only been made in projects</text:p>
      <text:p text:style-name="P105"><text:tab/>5I_Noise_waveform</text:p>
      <text:p text:style-name="P105"><text:tab/>5J_Gravity</text:p>
      <text:p text:style-name="P105"><text:tab/>5J_pendulum</text:p>
      <text:p text:style-name="P105">They may easily generate unexpected side effects in other projects.</text:p>
      <text:p text:style-name="P10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1T21:06:47.373000000</meta:creation-date>
    <meta:generator>LibreOffice/6.2.8.2$Windows_X86_64 LibreOffice_project/f82ddfca21ebc1e222a662a32b25c0c9d20169ee</meta:generator>
    <dc:date>2024-06-18T16:52:13.151000000</dc:date>
    <meta:editing-duration>PT5H18M41S</meta:editing-duration>
    <meta:editing-cycles>47</meta:editing-cycles>
    <meta:document-statistic meta:table-count="2" meta:image-count="4" meta:object-count="0" meta:page-count="8" meta:paragraph-count="230" meta:word-count="1803" meta:character-count="11104" meta:non-whitespace-character-count="9222"/>
  </office:meta>
</office:document-meta>
</file>